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nlo" svg:font-family="Menlo, Monaco, Consolas, 'Courier New', monospace"/>
    <style:font-face style:name="OpenSymbol" svg:font-family="OpenSymbol"/>
    <style:font-face style:name="Segoe UI Historic" svg:font-family="'Segoe UI Historic', 'Segoe UI', Helvetica, 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2" style:family="paragraph" style:parent-style-name="Standard" style:list-style-name="L1">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Standard">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4" style:family="paragraph" style:parent-style-name="Standard">
      <style:paragraph-properties fo:margin-left="0cm" fo:margin-right="0cm" fo:margin-top="0cm" fo:margin-bottom="0cm" fo:line-height="150%" fo:orphans="2" fo:widows="2" fo:text-indent="0cm" style:auto-text-indent="false" fo:padding="0cm" fo:border="none"/>
      <style:text-properties fo:color="#000000" style:font-name="Times New Roman" fo:font-size="12pt" style:font-size-asian="12pt" style:font-size-complex="12pt"/>
    </style:style>
    <style:style style:name="P5" style:family="paragraph" style:parent-style-name="Standard">
      <style:paragraph-properties fo:margin-left="0cm" fo:margin-right="0cm" fo:margin-top="0cm" fo:margin-bottom="0cm" fo:line-height="150%" fo:orphans="2" fo:widows="2" fo:text-indent="0cm" style:auto-text-indent="false" fo:padding="0cm" fo:border="none"/>
      <style:text-properties style:font-name="Times New Roman" fo:font-size="12pt" style:font-size-asian="12pt" style:font-size-complex="12pt"/>
    </style:style>
    <style:style style:name="P6" style:family="paragraph" style:parent-style-name="Standard">
      <style:paragraph-properties fo:margin-left="0cm" fo:margin-right="0cm" fo:margin-top="0cm" fo:margin-bottom="0cm" fo:line-height="150%" fo:orphans="2" fo:widows="2" fo:text-indent="0cm" style:auto-text-indent="false" fo:padding="0cm" fo:border="none"/>
    </style:style>
    <style:style style:name="P7" style:family="paragraph" style:parent-style-name="Standard">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8" style:family="paragraph" style:parent-style-name="Standard" style:list-style-name="L5">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9" style:family="paragraph" style:parent-style-name="Standard" style:list-style-name="L1">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Standard">
      <style:paragraph-properties fo:margin-top="0cm" fo:margin-bottom="0cm" fo:line-height="150%" fo:orphans="2" fo:widows="2" fo:padding="0cm" fo:border="none"/>
      <style:text-properties style:font-name="Times New Roman" fo:font-size="12pt" style:font-size-asian="12pt" style:font-size-complex="12pt"/>
    </style:style>
    <style:style style:name="P11" style:family="paragraph" style:parent-style-name="Standard">
      <style:paragraph-properties fo:margin-top="0cm" fo:margin-bottom="0cm" fo:line-height="150%" fo:orphans="2" fo:widows="2" fo:padding="0cm" fo:border="none"/>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style:text-underline-style="none" fo:font-weight="normal"/>
    </style:style>
    <style:style style:name="T3" style:family="text">
      <style:text-properties fo:font-variant="normal" fo:text-transform="none" fo:color="#000000" fo:letter-spacing="normal" fo:font-style="normal" style:text-underline-style="none" fo:font-weight="normal" fo:background-color="transparent"/>
    </style:style>
    <style:style style:name="T4" style:family="text">
      <style:text-properties fo:font-variant="normal" fo:text-transform="none" fo:color="#000000" fo:letter-spacing="normal" fo:font-style="normal" style:text-underline-style="solid" style:text-underline-width="auto" style:text-underline-color="font-color" fo:font-weight="normal" fo:background-color="transparent"/>
    </style:style>
    <style:style style:name="T5"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fo:background-color="transparent" style:font-size-asian="12pt" style:font-size-complex="12pt"/>
    </style:style>
    <style:style style:name="T6"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fo:background-color="#eeeeee" style:font-size-asian="12pt" style:font-size-complex="12pt"/>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T9" style:family="text">
      <style:text-properties fo:font-variant="normal" fo:text-transform="none" fo:color="#000000" style:font-name="Times New Roman" fo:font-size="12pt" fo:letter-spacing="normal" style:font-size-asian="12pt" style:font-size-complex="12pt"/>
    </style:style>
    <style:style style:name="T1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1"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14"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eeeeee" style:font-size-asian="12pt" style:font-size-complex="12pt"/>
    </style:style>
    <style:style style:name="T15"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eeeeee" style:font-size-asian="12pt" style:font-size-complex="12pt"/>
    </style:style>
    <style:style style:name="T17" style:family="text">
      <style:text-properties fo:font-variant="normal" fo:text-transform="none" fo:color="#000000" style:font-name="Times New Roman" fo:font-size="12pt" fo:letter-spacing="normal" fo:font-style="normal" fo:font-weight="normal" style:font-size-asian="12pt" style:font-size-complex="12pt"/>
    </style:style>
    <style:style style:name="T1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fo:background-color="#eeeeee" style:font-size-asian="12pt" style:font-size-complex="12pt"/>
    </style:style>
    <style:style style:name="T19" style:family="text">
      <style:text-properties fo:color="#000000"/>
    </style:style>
    <style:style style:name="T20" style:family="text">
      <style:text-properties style:text-underline-style="none" fo:background-color="transparent"/>
    </style:style>
    <style:style style:name="T21" style:family="text">
      <style:text-properties style:text-line-through-style="none" style:font-name="Times New Roman" style:text-underline-style="none" style:text-blinking="false" fo:background-color="transparent" style:font-style-asian="normal" style:font-weight-asian="normal" style:font-style-complex="normal" style:font-weight-complex="normal"/>
    </style:style>
    <style:style style:name="T22" style:family="text">
      <style:text-properties style:text-line-through-style="none" style:text-underline-style="none" style:text-blinking="false" fo:background-color="#eeeeee"/>
    </style:style>
    <style:style style:name="T23" style:family="text">
      <style:text-properties style:text-line-through-style="none" style:text-underline-style="none" style:text-blinking="false" fo:background-color="transparent" style:font-style-asian="normal" style:font-weight-asian="normal" style:font-style-complex="normal" style:font-weight-complex="normal"/>
    </style:style>
    <style:style style:name="T24" style:family="text">
      <style:text-properties style:text-line-through-style="none" style:text-blinking="false"/>
    </style:style>
    <style:style style:name="T25" style:family="text">
      <style:text-properties style:text-line-through-style="none" style:text-blinking="false" style:font-style-asian="normal" style:font-weight-asian="normal" style:font-style-complex="normal" style:font-weight-complex="normal"/>
    </style:style>
    <style:style style:name="T26" style:family="text">
      <style:text-properties style:font-name="Times New Roman" fo:font-size="12pt" style:font-size-asian="12pt" style:font-size-complex="12pt"/>
    </style:style>
    <style:style style:name="T27" style:family="text">
      <style:text-properties style:text-underline-style="solid" style:text-underline-width="auto" style:text-underline-color="font-color" fo:background-color="#eeeee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a xlink:type="simple" xlink:href="http://siminskionline.pl/seminarium-inzynierskie/struktura-pracy-inzynierskiej/?fbclid=IwAR3go2RgUe0PXLoQRlzbxGmc_0eKgaY5ddwZnZONQnpIpeeLBFdaeACooYk" office:target-frame-name="_blank" xlink:show="new" text:style-name="Internet_20_link" text:visited-style-name="Visited_20_Internet_20_Link"><text:span text:style-name="T5">http://siminskionline.pl/seminarium-inzynierskie/struktura-pracy-inzynierskiej/</text:span></text:a><text:span text:style-name="T9"> </text:span></text:p>
      <text:list xml:id="list1579528677780954744" text:style-name="L1">
        <text:list-item>
          <text:p text:style-name="P2">Wstęp</text:p>
        </text:list-item>
        <text:list-item>
          <text:p text:style-name="P2">Charakterystyka/analiza problemu</text:p>
        </text:list-item>
        <text:list-item>
          <text:p text:style-name="P2">Analiza istniejących rozwiązań </text:p>
        </text:list-item>
        <text:list-item>
          <text:p text:style-name="P2">Koncepcja własnego rozwiązania</text:p>
        </text:list-item>
        <text:list-item>
          <text:p text:style-name="P2"><text:s/>Projekt ogólny </text:p>
        </text:list-item>
        <text:list-item>
          <text:p text:style-name="P2">Dokumentacja techniczna <text:s/></text:p>
        </text:list-item>
        <text:list-item>
          <text:p text:style-name="P2">Testy i weryfikacja systemu </text:p>
        </text:list-item>
        <text:list-item>
          <text:p text:style-name="P2">Przykładowy scenariusz wykorzystania systemu </text:p>
        </text:list-item>
        <text:list-item>
          <text:p text:style-name="P2">Zakończenie </text:p>
        </text:list-item>
        <text:list-item>
          <text:p text:style-name="P2">Bibliografia </text:p>
        </text:list-item>
        <text:list-item>
          <text:p text:style-name="P2">Spis rysunków </text:p>
        </text:list-item>
        <text:list-item>
          <text:p text:style-name="P2"><text:s/>Spis tabel </text:p>
        </text:list-item>
        <text:list-item>
          <text:p text:style-name="P2">Ewentualne załączniku </text:p>
          <text:p text:style-name="P2"/>
        </text:list-item>
      </text:list>
      <text:p text:style-name="P1"/>
      <text:p text:style-name="P1">1. Wstęp </text:p>
      <text:p text:style-name="P6"><text:span text:style-name="T7"><text:tab/>Niniejsza praca prezentuje projekt pt. "TwojeReferendum.pl - Serwis badający opinię publiczną". Jest to serwis do zbierania danych od opinni publicznej na temat wprowadzonych i opublikowanych ustaw na stronie: </text:span><text:span text:style-name="T5">https://isap.sejm.gov.pl/isap.nsf/home.xsp</text:span><text:span text:style-name="T7">. Celem pracy jest stworzenie możliwość przeprowadzania referendum nad każdą ustawą, która została wprowadzona w życie bez konieczności wychodzenia z domu i wydawanie milionów złotych na organizację ich. W kolejnych rozdziałach .... </text:span></text:p>
      <text:p text:style-name="P1"/>
      <text:p text:style-name="P1">2. Charakterystyka/analiza problemu </text:p>
      <text:p text:style-name="P1"><text:tab/>Motywacją do stworzenia tego projektu byłą sytuacja która miała miejsce w Polsce w roku 2020, mowa o wyborach korespondencyjnych, które miały się odbyć ze względu na epidemię Covid-19 a które nie doszły do skutku mimo tego że nasz rząd przeznaczył na ten cel 70 milionów złotych z portfela polskiego podatnika. Biorąc pod uwagę koszty organizacji takiego przedsięwzięcia, ilość osób zaangażowanych w przygotowania oraz czas jaki jest potrzebny do realizacji referendum, mój projekt redukuje cały ten problem do minimum. Co więcej pozwala on na badanie opinii publicznej na bieżąco. W zależność o tego jak często aktualizowana jest baza danych (planowane raz dziennie), ludzie mogą wypowiedzieć się na tematy bieżącego prawa zaraz po jego wprowadzeniu. </text:p>
      <text:p text:style-name="P5"><text:soft-page-break/><text:span text:style-name="T1"><text:tab/>Drugim czynnikiem który podsunął mi ten pomysł było skorzystanie z profilu zaufanego. Jest to profil który może być przypisany do dokładnie jednego obywatela (karzy Polak posiada swój unikatowy profil) dzięki czemu karzy z nas mógł by za pośrednictwem Internetu potwierdzić swoją tożsamość za pomocą tego profilu i zagłosować w referendum online.</text:span><text:span text:style-name="T19"> Niestety po bliższym zapoznaniu się z tematem okazało się że do weryfikacji za pośrednictwem profilu zaufanego mają jedynie strony rządowe oraz urzędy. Zmusza mnie to, do zastosowania innych, równie wydajnych środków bezpieczeństwa które opiszę w dalszej części pracy. </text:span></text:p>
      <text:p text:style-name="P4"><text:tab/>Ze względu na przedłużającą się w Polsce pandemię, moje rozwiązanie mogło by posłużyć równie skutecznie do przeprowadzenia nie tylko referendum ale również wyborów jako alternatywna opcja głosowania dla osób np. przebywających na kwarantannie lub będących za granicą.</text:p>
      <text:p text:style-name="P5"><text:span text:style-name="T19"><text:tab/>Podsumowując, z punktu widzenia ekonomicznego jest to wielka oszczędność środków które można bezpiecznie przebaczyć na równie istotne cele. Z punktu widzenia logistycznego, umożliwia to danie możliwości zagłosowania i wyrażenia swojej opinii każdemu Polakowi bez względu na to gdzie mieszka, w Polsce czy za granicą. Z punktu widzenia wiarygodności takich wyborów były by one dużo bardziej wiarygodne gdyż pieczę nad nimi mogło by komisyjnie sprawować kilka osób, </text:span><text:span text:style-name="T19">nie wspominają już o braku konieczności przeliczania ich. Wyniki były by natychmiastowe. Z punktu widzenia ochrony zdrowia, jeśli każdy mógłby zagłosować we własnym domu to ryzyko zarażenia się niebezpiecznym wirusem spada do zera. </text:span></text:p>
      <text:p text:style-name="P4">Uważam że powyższe argumenty są dostateczne aby taki projekt miał rację bytu i aby go stworzyć. W następnych rozdziałach zaprezentuję sposób działania programu oraz z jakich technologi skorzystałem podczas jego implementacji.</text:p>
      <text:p text:style-name="P4"/>
      <text:p text:style-name="P1">3. Analiza istniejących rozwiązań</text:p>
      <text:p text:style-name="P10"><text:span text:style-name="T1"><text:tab/>W poszukiwaniu podobnych istniejących już rozwiązań nie natknąłem się na projekt o bardzo zbliżonej tematyce. Udało mi się natomiast znaleźć wiele rozwiązań które są zaimplementowane w moim servisie a które pojedynczo występują w poszczególnych istniejących już stronach internetowych. </text:span></text:p>
      <text:p text:style-name="P5"><text:span text:style-name="T1"><text:tab/>Pierwszym z nich jest funkcja informacyjne, czyli jakie ustawy zostały wprowadzone w ostatnim czasie oraz jaka jest ich treść. Informacje te można znaleźć w kilku miejscach. Ja posiłkowałem się wyżej wspomnianą już stroną <text:s/></text:span><text:span text:style-name="T2"><text:s/></text:span><text:span text:style-name="T3">https://isap.sejm.gov.pl. Z strony tej pochodzą</text:span><text:span text:style-name="T4"> </text:span><text:span text:style-name="T3"><text:s/>wszystkie dane dotyczące ustaw jakie widnieją w moim projekcie.</text:span></text:p>
      <text:p text:style-name="P3"><text:tab/>Podczas tworzenia modelu głosowania oraz sposobu wyświetlania wyników na stronie inspirowałem się narzędziem google.com do tworzenia własnych Formularzy. Za jego pośrednictwem możemy stworzyć dowolną ankietę i udostępnić ją za pomocą linku lub konkretnym <text:soft-page-break/>adresom mailowym. Mimo iż w moim rozwiązaniu nie znalazła się możliwość dostosowywania i udostępniania formularzy, ( ponieważ nie było takiej konieczności) to były one swego rodzaju inspiracją do tego jak powinno się to prezentować dla użytkownika końcowego. Rozwiązanie to mogło by posłużyć za sposób przeprowadzenia referendum ale zostaje problem weryfikacji głosującego i możliwości powielenia swojego głosu wielokrotnie poprzez załorzenie kilku kont i zagłosowanie.</text:p>
      <text:p text:style-name="P3"><text:tab/>Sposobem na zbadanie opinii publicznej jest możliwość przeanalizowania fora tematycznego i treści jakie się na nich znajdują. Jest to niestety zasób niemiarodajny. Wywnioskowanie z nich jednoznacznej opinii jest bardzo trudne a czasem nie możliwe. Fora internetowe przyciągają zazwyczaj osoby o skrajnych poglądach które ścierają się ze sobą w kojonych komentarzach. Niestety zazwyczaj Ci którzy nie mają nic do powiedzenia krzyczą najgłośniej, a osoby którym jest to obojętne milczą. Przez wzgląd na to że dostęp do takiego konta na forum może mieć każdy, bardzo łatwo je zmanipulować. Jedna osoba jest w stanie założyć 100 kont i <text:s/>w ten sposób zaburzyć osąd opinii publicznej. Możemy tam również spotkać tak zwanych „troli internetowych”. Są to osoby które celowo prowokują innych poprzez kontrowersyjne wypowiedzi co wprowadza ogólny chaos. Fora internetowe mają zasięg globalny co sprawia że nie mamy kontroli nad tym jakiej narodowości ludzie się do nich logują a co za tym idzie nie jesteśmy w stanie stwierdzić czy opinia pochodzi od osób mieszkających lub pochodzących z Polski. Stwierdziłem że udostępnienie forum w którym będzie możne prowadzenie dyskusję pomiędzy wszystkimi obywatelami wprowadzi jedynie niepotrzebny bałagan i więcej dezorientacji. Postanowiłem ograniczyć sposób wypowiedzi do twierdzenia : „za”, „przeciw”, „wstrzymał się”. W ten sposób można uzyskać krystaliczny obraz opinii publicznej.</text:p>
      <text:p text:style-name="P5"><text:span text:style-name="T3"><text:tab/>Zakładanie konta w portalu internetowym prawie zawsze wiąże się z obowiązkiem autentyki i potwierdzenie swojej tożsamości. <text:s/>Najczęściej wykorzystuje się do tego adres mail lub numer telefonu. W Polsce od kilku lat rozwijany jest portal e-puap z pomocą którego możemy uwierzytelnić swoje dane i potwierdzić swoją tożsamość. Jeśli będziemy chcieli na przykład złożyć zawiadomienie o sprzedaży auta, wystarczy zalogować się na stronie urzędu i potwierdzić swoją tożsamość za pomocą profilu zaufanego. W Polsce jest to aktualnie najbezpieczniejszy i najpewniejszy sposób na potwierdzanie swojej tożsamości. Niestety rozwiązanie to używane jest jedynie przez jednostki państwowe oraz bankowość. Biorąc pod uwagę że mój projekt jest bezpośrednio związany z zbieraniem danych które skutecznie mogą być wykorzystywane przez rząd, wpisywał by się idealnie do kryteriów korzystania z profilu zaufanego w celu autentykacji.</text:span></text:p>
      <text:p text:style-name="P5"><text:span text:style-name="T3"/></text:p>
      <text:p text:style-name="P5"><text:span text:style-name="T3">4. <text:tab/>Koncepcja własnego rozwiązania</text:span></text:p>
      <text:p text:style-name="P11"><text:soft-page-break/><text:span text:style-name="T8"><text:tab/><text:tab/>W rozdziale tym przedstawiona zostanie koncepcja rozwiązania jakie proponuję oraz technologie które zostały do niej wykorzystane.</text:span></text:p>
      <text:p text:style-name="P11"><text:span text:style-name="T8"><text:tab/>Główną koncepcją mojego pomysłu było stworzenie serwisu internetowego do które będzie mógł zarejestrować się i zalogować się każdy obywatel oraz wyrazić swoją opinie na temat wprowadzonej przez sejm ustawy. Moje rozwiązanie jest maksymalnie proste w użyciu dla zwykłego użytkownika dlatego zrezygnowałem ze zbyt wielu upiększeń na rzecz funkcjonalności. Dzięki mojej stronie wyniki można poznać natychmiastowo. Serwis ten zapewnia pełną anonimowość głosowania. Oznacza to że administrator serwisu otrzymuje jedynie informacje o tym kto i na co głosował (aby uniktąć możliwości wielokrotnego głosowania na tą samą ustawę), lecz nie posiada informacji o tym jak dany obywatel zagłosował. Dzięki temu wybory cały czas są tajne.</text:span></text:p>
      <text:p text:style-name="P11"><text:span text:style-name="T8"><text:tab/>Sercem a jednocześnie najistotniejszym elementem pobierającym dane pochodzące z strony <text:s/>https://isap.sejm.gov.pl jest biblioteka napisana w języku Python : </text:span><text:span text:style-name="T13">Beautiful Soup</text:span><text:span text:style-name="T10">. </text:span><text:span text:style-name="T13">Aby podkreślić dlaczego warto było z niej skorzystać oto kilka podpunktów które powiedzą trochę więcej o jej możliwościach i sposobach działania:</text:span></text:p>
      <text:list xml:id="list4676023568270507940" text:style-name="L5">
        <text:list-item>
          <text:p text:style-name="P8">Biblioteka udostępnia kilka prostych metod i Pythonowych idiomów do nawigacji, wyszukiwania i modyfikowania parsowanych danych z pliku HTML i XML. Zapewnia zestaw narzędzi do analizy dokumentu i wyodrębnienia tego, czego potrzebujesz. Podczas korzystania z tej biblioteki do napisania aplikacji nie potrzeba dużo kodu.</text:p>
        </text:list-item>
        <text:list-item>
          <text:p text:style-name="P8">Beautiful Soup automatycznie konwertuje dokumenty przychodzące do Unicode, a dokumenty wychodzące do UTF-8. Nie musisz myśleć o kodowaniu, chyba że dokument nie określa kodowania, a Beautiful Soup nie może go wykryć. Następnie musisz tylko określić oryginalne kodowanie.</text:p>
        </text:list-item>
        <text:list-item>
          <text:p text:style-name="P8">Beautiful Soup znajduje się na szczycie popularnych parserów Pythona, takich jak lxml i html5lib, umożliwiając wypróbowanie różnych strategii analizowania lub zmianę szybkości w celu uzyskania elastyczności.</text:p>
        </text:list-item>
      </text:list>
      <text:p text:style-name="P7">Biblioteka analizuje wszystko co otrzyma i wykonuje za automatycznie przechodzenie po drzewie. Możesz powiedzieć „Znajdź wszystkie linki”, „Znajdź wszystkie linki klasy externalLink”, „Znajdź wszystkie linki, których adresy URL pasują do„ gmail.com ”, lub„ Znajdź nagłówek tabeli z pogrubionym tekstem, a następnie podaj mi ten tekst. "Cenne dane, które kiedyś były zamknięte w źle zaprojektowanych witrynach internetowych, są dzięki tej biblioteki w zasięgu ręki. Projekty, które zajęłyby godziny, zajmują tylko minuty co jest jej niewątpliwym atutem. Dzięki temu narzędzi za pomocą prostego skryptu byłem w stanie wygenerować plik csv, który zawierał wszystkie potrzebne rekordy do bazy danych.</text:p>
      <text:p text:style-name="P6"><text:tab/>Aby informacje były aktualne i wraz z pojawiającymi się nowymi ustawami, były one <text:span text:style-name="T8">dostępne również na mojej stronie, skrypt pobierający dane za pomocą Beautiful Soup został </text:span><text:soft-page-break/><text:span text:style-name="T8">zautomatyzowany. Aby wyjaśnić na czym owa automatyzacja polega przedstawię najpierw pozostałe elementy z jakich został zbudowany a następnie wrócę do wyjaśnienia. </text:span></text:p>
      <text:p text:style-name="P3"><text:tab/>Do stworzenia wizualnej części projektu, czyli tak zwanego „front endu” niezbędna będzie znajomość języków powszechnie wykorzystywanych przez stron internetowe. Ilość narzędzi, języków oraz sposobów ich zastosowania jest spora dlatego postaram się wspomnieć tylko o wybranych. Najbardziej podstawowym elementem sieciowym <text:s/>jest HTML (Hyper Rext Markup Language). Definiuje on znaczenie i strukturę treści internetowych. Inne technologie bazują na HTML używając go do opisania stron internetowych i wyglądu lub sposobu prezentacji. Językiem skryptowym który wpasowuje się w ten opis jest CSS. <text:s/>Aby zwiększyć interaktywność strony do HTML wplata się języki skryptowe takie jak JavaScript i PHP. </text:p>
      <text:p text:style-name="P6"><text:span text:style-name="T8"><text:tab/>HTML używa „znaczników” do opisania elementów i treści wyświetlanych w przeglądarce internetowej. Znaczniki HTML zawierają specjalne „elementy” , takie jak : </text:span></text:p>
      <text:p text:style-name="P6"><text:span text:style-name="Source_20_Text"><text:span text:style-name="T12">&lt;head&gt;</text:span></text:span><text:span text:style-name="T8">, </text:span><text:span text:style-name="Source_20_Text"><text:span text:style-name="T8">&lt;title&gt;</text:span></text:span><text:span text:style-name="T8">, </text:span><text:span text:style-name="Source_20_Text"><text:span text:style-name="T8">&lt;body&gt;</text:span></text:span><text:span text:style-name="T8">, </text:span><text:span text:style-name="Source_20_Text"><text:span text:style-name="T8">&lt;header&gt;</text:span></text:span><text:span text:style-name="T8">, </text:span><text:span text:style-name="Source_20_Text"><text:span text:style-name="T8">&lt;footer&gt;</text:span></text:span><text:span text:style-name="T8">, </text:span><text:span text:style-name="Source_20_Text"><text:span text:style-name="T8">&lt;article&gt;</text:span></text:span><text:span text:style-name="T8">, </text:span><text:span text:style-name="Source_20_Text"><text:span text:style-name="T8">&lt;section&gt;</text:span></text:span><text:span text:style-name="T8">, </text:span><text:span text:style-name="Source_20_Text"><text:span text:style-name="T8">&lt;p&gt;</text:span></text:span><text:span text:style-name="T8">, </text:span><text:span text:style-name="Source_20_Text"><text:span text:style-name="T8">&lt;div&gt;</text:span></text:span><text:span text:style-name="T8">, </text:span><text:span text:style-name="Source_20_Text"><text:span text:style-name="T8">&lt;span&gt;</text:span></text:span><text:span text:style-name="T8">, </text:span><text:span text:style-name="Source_20_Text"><text:span text:style-name="T8">&lt;img&gt;</text:span></text:span><text:span text:style-name="T8">, </text:span><text:span text:style-name="Source_20_Text"><text:span text:style-name="T8">&lt;aside&gt;</text:span></text:span><text:span text:style-name="T8">, </text:span><text:span text:style-name="Source_20_Text"><text:span text:style-name="T8">&lt;audio&gt;</text:span></text:span><text:span text:style-name="T8">, </text:span><text:span text:style-name="Source_20_Text"><text:span text:style-name="T8">&lt;canvas&gt;</text:span></text:span><text:span text:style-name="T8">, </text:span><text:span text:style-name="Source_20_Text"><text:span text:style-name="T8">&lt;datalist&gt;</text:span></text:span><text:span text:style-name="T8">, </text:span><text:span text:style-name="Source_20_Text"><text:span text:style-name="T8">&lt;details&gt;</text:span></text:span><text:span text:style-name="T8">, </text:span><text:span text:style-name="Source_20_Text"><text:span text:style-name="T8">&lt;embed&gt;</text:span></text:span><text:span text:style-name="T8">, </text:span><text:span text:style-name="Source_20_Text"><text:span text:style-name="T8">&lt;nav&gt;</text:span></text:span><text:span text:style-name="T8">, </text:span><text:span text:style-name="Source_20_Text"><text:span text:style-name="T8">&lt;output&gt;</text:span></text:span><text:span text:style-name="T8">, </text:span><text:span text:style-name="Source_20_Text"><text:span text:style-name="T8">&lt;progress&gt;</text:span></text:span><text:span text:style-name="T8">, </text:span><text:span text:style-name="Source_20_Text"><text:span text:style-name="T8">&lt;video&gt;</text:span></text:span><text:span text:style-name="T8">, </text:span><text:span text:style-name="Source_20_Text"><text:span text:style-name="T8">&lt;ul&gt;</text:span></text:span><text:span text:style-name="T8">, </text:span><text:span text:style-name="Source_20_Text"><text:span text:style-name="T8">&lt;ol&gt;</text:span></text:span><text:span text:style-name="T8">, </text:span><text:span text:style-name="Source_20_Text"><text:span text:style-name="T12">&lt;li&gt; </text:span></text:span></text:p>
      <text:p text:style-name="P6"><text:span text:style-name="Source_20_Text"><text:span text:style-name="T11">i wiele innych. Element HTML jest oddzielony od innego tekstu w dokumencie za pomocą „tagów”, które składają się z nazwy elementu otoczonej znakami „&lt;” i „&gt;”. W nazwie elementu wewnątrz tagu nie jest rozróżniana wielkość liter. Oznacza to, że można go pisać wielkimi, małymi literami lub mieszanką. Na przykład tag &lt;title&gt; można zapisać jako &lt;Title&gt;, &lt;TITLE&gt; lub w jakikolwiek inny sposób. </text:span></text:span></text:p>
      <text:p text:style-name="P6"><text:span text:style-name="Source_20_Text"><text:span text:style-name="T11"><text:tab/>Wspomniany wcześniej CCS (ang. Cascading Style Sheets) jest językiem używanym do opisywania warstwy prezentacji za pośrednictwem tak zwanych stylów. Język ten współpracuje z dokumentami <text:s/>napisanymi w HTML lub XML ( wyłączając pochodne SVG czy XHTML). Głównym zadaniem CCS jest przedstawienie jak dany element na stronie powinien się prezentować. Zaliczamy go do podstawowych języków otwartej sieci . Pracuje w standardzie W3C oraz jego składnia i funkcjonalności są stale rozwijane.</text:span></text:span></text:p>
      <text:p text:style-name="P6"><text:span text:style-name="Source_20_Text"><text:span text:style-name="T11"><text:tab/>Abu umieścić interaktywny element na stronie, idealnie nada się do tego JavaScript. Jest to skryptowy język programowani (w skrócie JS) w którym funkcje grają kluczową rolę. Można przechowywać je w zmiennych jako referencje i przesyłać jak każdy inny obiekt. JS mimo iż znany jest jako skryptowy język wspierający strony internetowe to znajduje zastosowanie w wielu środowiskach, nie tylko w przeglądarce internetowej. Przykładem jest np. Apache CouchDB, Adobe Acrobat lub Node.js.</text:span></text:span></text:p>
      <text:p text:style-name="P6"><text:span text:style-name="Source_20_Text"><text:span text:style-name="T11"><text:tab/>W moim projekcie zastosowanie znalazł HTML, CSS oraz pojedyncze skrypty napisane w JS.</text:span></text:span></text:p>
      <text:p text:style-name="P3"/>
      <text:p text:style-name="P3"><text:soft-page-break/></text:p>
      <text:list xml:id="list43471544" text:continue-list="list1579528677780954744" text:style-name="L1">
        <text:list-header>
          <text:p text:style-name="P9">4.1 Koncepcja rozwiązania technologicznego</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nlo" svg:font-family="Menlo, Monaco, Consolas, 'Courier New', monospace"/>
    <style:font-face style:name="OpenSymbol" svg:font-family="OpenSymbol"/>
    <style:font-face style:name="Segoe UI Historic" svg:font-family="'Segoe UI Historic', 'Segoe UI', Helvetica, 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06T23:18:18.80</meta:creation-date>
    <dc:date>2021-05-07T23:25:58.23</dc:date>
    <meta:editing-duration>PT11H56M32S</meta:editing-duration>
    <meta:editing-cycles>4</meta:editing-cycles>
    <meta:generator>OpenOffice/4.1.7$Win32 OpenOffice.org_project/417m1$Build-9800</meta:generator>
    <meta:document-statistic meta:table-count="0" meta:image-count="0" meta:object-count="0" meta:page-count="6" meta:paragraph-count="45" meta:word-count="1761" meta:character-count="12786"/>
  </office:meta>
</office:document-meta>
</file>